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34000000FE8952A19C890996F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" svg:font-family="'jf open 粉圓 1.1'" style:font-adornments="標準" style:font-pitch="variable"/>
    <style:font-face style:name="jf open 粉圓 1.12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Heading_20_2">
      <style:text-properties officeooo:paragraph-rsid="004dfc45"/>
    </style:style>
    <style:style style:name="P3" style:family="paragraph" style:parent-style-name="Text_20_body">
      <style:text-properties officeooo:paragraph-rsid="004dfc45"/>
    </style:style>
    <style:style style:name="P4" style:family="paragraph" style:parent-style-name="Text_20_body">
      <style:paragraph-properties fo:text-align="start" style:justify-single-word="false"/>
      <style:text-properties officeooo:paragraph-rsid="004e8806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2" style:master-page-name="Standard">
      <style:paragraph-properties style:page-number="auto" fo:break-before="page"/>
      <style:text-properties officeooo:rsid="0050be54" officeooo:paragraph-rsid="0050be54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>
      <style:text-properties officeooo:paragraph-rsid="0047e8ff"/>
    </style:style>
    <style:style style:name="P11" style:family="paragraph" style:parent-style-name="Text_20_body" style:list-style-name="L5">
      <style:text-properties officeooo:paragraph-rsid="0049c2b2"/>
    </style:style>
    <style:style style:name="P12" style:family="paragraph" style:parent-style-name="Text_20_body" style:list-style-name="L6">
      <style:text-properties officeooo:paragraph-rsid="004c36ef"/>
    </style:style>
    <style:style style:name="P13" style:family="paragraph" style:parent-style-name="Text_20_body" style:list-style-name="L6">
      <style:text-properties officeooo:paragraph-rsid="004e8806"/>
    </style:style>
    <style:style style:name="P14" style:family="paragraph" style:parent-style-name="Text_20_body" style:list-style-name="L7">
      <style:text-properties officeooo:paragraph-rsid="0047e8ff"/>
    </style:style>
    <style:style style:name="P15" style:family="paragraph" style:parent-style-name="Text_20_body" style:list-style-name="L7">
      <style:paragraph-properties>
        <style:tab-stops>
          <style:tab-stop style:position="9.119cm"/>
        </style:tab-stops>
      </style:paragraph-properties>
      <style:text-properties officeooo:paragraph-rsid="0047e8ff"/>
    </style:style>
    <style:style style:name="T1" style:family="text">
      <style:text-properties fo:color="#5983b0"/>
    </style:style>
    <style:style style:name="T2" style:family="text">
      <style:text-properties fo:color="#000000"/>
    </style:style>
    <style:style style:name="T3" style:family="text">
      <style:text-properties fo:color="#000000" style:font-name="jf open 粉圓 1.1" fo:font-size="14pt" fo:font-style="normal" fo:font-weight="normal" officeooo:rsid="00105a22" fo:background-color="transparent" loext:char-shading-value="0" style:font-name-asian="jf open 粉圓 1.1" style:font-size-asian="14pt" style:font-weight-asian="normal" style:font-name-complex="Noto Sans CJK TC" style:font-size-complex="18pt" style:font-weight-complex="bold"/>
    </style:style>
    <style:style style:name="T4" style:family="text">
      <style:text-properties fo:color="#2a9d8f" style:font-name="jf open 粉圓 1.11" fo:font-size="18pt" fo:font-style="normal" fo:font-weight="normal" officeooo:rsid="00105a22" style:font-name-asian="jf open 粉圓 1.12" style:font-size-asian="18pt" style:font-weight-asian="normal" style:font-name-complex="Noto Sans CJK TC" style:font-size-complex="18pt" style:font-weight-complex="bold"/>
    </style:style>
    <style:style style:name="T5" style:family="text">
      <style:text-properties fo:font-variant="normal" fo:text-transform="none" fo:color="#222222" style:font-name="jf open 粉圓 1.1" fo:font-size="14pt" fo:letter-spacing="0.026cm" fo:background-color="transparent" loext:char-shading-value="0" style:font-name-asian="jf open 粉圓 1.1" style:font-size-asian="14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text:bullet-char="•">
        <style:list-level-properties text:space-before="1.995cm" text:min-label-width="0.499cm"/>
        <style:text-properties style:font-name="OpenSymbol"/>
      </text:list-level-style-bullet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soft-page-break/>申請動機</text:h>
      <text:h text:style-name="Heading_20_3" text:outline-level="3">個人能力與特質</text:h>
      <text:p text:style-name="P3"><text:s/><text:tab/>我對新科技具有好奇心勇於嘗試接觸，有熱愛動手作的習慣。在擔任社團幹部期間，遇到問題會嘗試解決，像是簡報平台、短網址等等，在與同學協調、規劃後，我們都以最適合的技術解決。</text:p>
      <text:p text:style-name="P3"><text:tab/>我對新科技的發展具有高度敏銳性。我每週都會閱讀數個國外技術論壇的最新消息，掌握世界技術脈動。</text:p>
      <text:h text:style-name="Heading_20_3" text:outline-level="3">為什麼選擇科技系</text:h>
      <text:p text:style-name="P3"><text:tab/>在生活科技與資訊課中，我發現設計與製造非常重要，引發我想要更深入探索的欲望。科技系<text:span text:style-name="T5">以科技產業為主體，使我藉由各科技產業課程，瞭解科技的結構與內涵。而且科技系有獨特的自造大師基地、電工實驗室、綜合工廠等等設備，提供更加完整的學習環境，滿足我的渴望。</text:span></text:p>
      <text:h text:style-name="Heading_20_3" text:outline-level="3">為什麼選擇臺灣師範大學</text:h>
      <text:p text:style-name="P3"><text:tab/>臺灣師範大學歷史悠久，有完整的師資及硬體資源，可以讓我充實自己的知識及能力。在學術交流方面，有系級、院級、校級的交流活動，提供與其他優秀人才切磋成長的舞台。</text:p>
      <text:p text:style-name="P3"><text:tab/>我的爸爸媽媽都是臺灣師範大學校友，從小就培養我誠正勤樸的品德。</text:p>
      <text:p text:style-name="P3"><text:tab/>臺灣師範大學提供專業的師資培育課程，我就可以實現我從小當老師的夢想。</text:p>
      <text:h text:style-name="P2" text:outline-level="2">未來展望</text:h>
      <text:p text:style-name="P4"><text:span text:style-name="T4"><text:tab/></text:span><text:span text:style-name="T3">大學四年內，我期待能加強各項新科技的學習。我對行動應用程式的學習抱有極大興趣，也將會在大學中多方面嘗試結合科學、科技、工程、藝術與數學，拓展跨領域的能力。最後，我希望未來能應用所學到的知識和技術應用到不同領域中，提昇人類生活品質。</text:span></text:p>
      <text:h text:style-name="P5" text:outline-level="2">讀書計畫</text:h>
      <text:h text:style-name="Heading_20_3" text:outline-level="3">近程（錄取到開學）</text:h>
      <text:list xml:id="list738808655" text:style-name="L1">
        <text:list-item>
          <text:p text:style-name="P7">學校學業：</text:p>
        </text:list-item>
      </text:list>
      <text:list xml:id="list1230419909" text:style-name="L2">
        <text:list-item>
          <text:list>
            <text:list-item>
              <text:p text:style-name="P8">認真完成高三下學業。 </text:p>
            </text:list-item>
            <text:list-item>
              <text:p text:style-name="P8">在<text:span text:style-name="T1">大學先修課程暨認證資訊平台</text:span>先學習大學課程。</text:p>
            </text:list-item>
          </text:list>
        </text:list-item>
      </text:list>
      <text:list xml:id="list215529126920390" text:continue-list="list738808655" text:style-name="L1">
        <text:list-item>
          <text:p text:style-name="P7">英文能力：</text:p>
        </text:list-item>
      </text:list>
      <text:list xml:id="list883212856" text:style-name="L3">
        <text:list-item>
          <text:list>
            <text:list-item>
              <text:p text:style-name="P9">閱讀英文雜誌，觀看英文影片，達到<text:span text:style-name="T1">多益 950 分</text:span>以上，提昇英文能力，使學習、溝通更順暢。</text:p>
            </text:list-item>
          </text:list>
        </text:list-item>
      </text:list>
      <text:list xml:id="list215530107816999" text:continue-list="list215529126920390" text:style-name="L1">
        <text:list-item>
          <text:p text:style-name="P7">程式設計能力：</text:p>
        </text:list-item>
      </text:list>
      <text:list xml:id="list1870375243" text:style-name="L4">
        <text:list-item>
          <text:p text:style-name="P10">厚實程式語言基礎、資料結構與邏輯推理能力。</text:p>
        </text:list-item>
        <text:list-item>
          <text:p text:style-name="P10">落實到生活方面的應用。 </text:p>
        </text:list-item>
        <text:list-item>
          <text:p text:style-name="P10">參與並推廣開源計畫。</text:p>
        </text:list-item>
      </text:list>
      <text:list xml:id="list215529521081507" text:continue-list="list215530107816999" text:style-name="L1">
        <text:list-item>
          <text:p text:style-name="P7">擴展視野：</text:p>
        </text:list-item>
      </text:list>
      <text:list xml:id="list1738733528" text:style-name="L5">
        <text:list-item>
          <text:p text:style-name="P11">參加<text:span text:style-name="T2">各種技術研討會例如 SITCON</text:span>，觀看教學影片、閱讀期刊與雜誌。 </text:p>
        </text:list-item>
      </text:list>
      <text:h text:style-name="Heading_20_3" text:outline-level="3">中程（大學四年）</text:h>
      <text:list xml:id="list1195576490" text:style-name="L6">
        <text:list-item>
          <text:p text:style-name="P12">大一與大二 </text:p>
          <text:list>
            <text:list-item>
              <text:p text:style-name="P12">學習必修課程，如電子電路、網際網路概論、進階的程式語言。</text:p>
            </text:list-item>
            <text:list-item>
              <text:p text:style-name="P12">跨領域學習其他相關科系課程，如教育、機械相關課程。</text:p>
            </text:list-item>
            <text:list-item>
              <text:p text:style-name="P12">持續增進木工、手作方面的能力與知識。</text:p>
            </text:list-item>
            <text:list-item>
              <text:p text:style-name="P12">尋找企業實習機會，了解產業實務。</text:p>
            </text:list-item>
            <text:list-item>
              <text:p text:style-name="P12">以「學習與科技組」為主，培養科技產業所需之能力。</text:p>
            </text:list-item>
            <text:list-item>
              <text:p text:style-name="P12"><text:soft-page-break/>養成持續運動習慣，強身健體，如跑步、騎腳踏車。</text:p>
            </text:list-item>
          </text:list>
        </text:list-item>
        <text:list-item>
          <text:p text:style-name="P12">大三與大四</text:p>
          <text:list>
            <text:list-item>
              <text:p text:style-name="P12">尋找指導教授，參與研究計畫。</text:p>
            </text:list-item>
            <text:list-item>
              <text:p text:style-name="P13">準備並發表大四畢業專題。</text:p>
            </text:list-item>
            <text:list-item>
              <text:p text:style-name="P12">準備考研究所。</text:p>
            </text:list-item>
          </text:list>
        </text:list-item>
      </text:list>
      <text:h text:style-name="Heading_20_3" text:outline-level="3">遠程（畢業之後）</text:h>
      <text:list xml:id="list3806627310" text:style-name="L7">
        <text:list-item>
          <text:p text:style-name="P14">研究所精進知能，充實專業。</text:p>
        </text:list-item>
        <text:list-item>
          <text:p text:style-name="P15">準備生活科技教師甄試。</text:p>
        </text:list-item>
        <text:list-item>
          <text:p text:style-name="P15">推廣並落實 STEAM 教育理念。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" svg:font-family="'jf open 粉圓 1.1'" style:font-adornments="標準" style:font-pitch="variable"/>
    <style:font-face style:name="jf open 粉圓 1.12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jf open 粉圓 1.1" fo:font-family="'jf open 粉圓 1.1'" style:font-style-name="標準" style:font-pitch="variable" fo:background-color="transparent" style:font-name-asian="jf open 粉圓 1.1" style:font-family-asian="'jf open 粉圓 1.1'" style:font-style-name-asian="標準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55cm" fo:margin-bottom="0.409cm" loext:contextual-spacing="false" style:page-number="auto"/>
      <style:text-properties fo:color="#1e6a39" style:font-name="jf open 粉圓 1.11" fo:font-family="'jf open 粉圓 1.1'" style:font-style-name="義式粗斜體" style:font-pitch="variable" fo:font-size="24pt" fo:font-style="normal" fo:font-weight="normal" style:font-name-asian="jf open 粉圓 1.12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51cm" loext:contextual-spacing="false"/>
      <style:text-properties fo:color="#1e6a39" style:font-name="jf open 粉圓 1.12" fo:font-family="'jf open 粉圓 1.1'" style:font-style-name="粗體" style:font-pitch="variable" fo:font-size="21pt" fo:font-weight="normal" style:font-name-asian="jf open 粉圓 1.12" style:font-family-asian="'jf open 粉圓 1.1'" style:font-style-name-asian="粗體" style:font-pitch-asian="variable" style:font-size-asian="21pt" style:font-weight-asian="normal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51cm" loext:contextual-spacing="false"/>
      <style:text-properties fo:color="#1e6a39" style:font-name="jf open 粉圓 1.11" fo:font-family="'jf open 粉圓 1.1'" style:font-style-name="義式粗斜體" style:font-pitch="variable" fo:font-size="20pt" fo:font-style="normal" fo:font-weight="normal" style:font-name-asian="jf open 粉圓 1.12" style:font-family-asian="'jf open 粉圓 1.1'" style:font-style-name-asian="粗體" style:font-pitch-asian="variable" style:font-size-asian="20pt" style:font-weight-asian="normal" style:font-name-complex="Noto Sans CJK TC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cm" fo:margin-bottom="0.51cm" loext:contextual-spacing="false"/>
      <style:text-properties fo:color="#1e6a39" style:font-name="jf open 粉圓 1.11" fo:font-family="'jf open 粉圓 1.1'" style:font-style-name="義式粗斜體" style:font-pitch="variable" fo:font-size="16pt" fo:font-style="normal" fo:font-weight="bold" style:font-name-asian="jf open 粉圓 1.12" style:font-family-asian="'jf open 粉圓 1.1'" style:font-style-name-asian="粗體" style:font-pitch-asian="variable" style:font-size-asian="16pt" style:font-weight-asian="bold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/><draw:frame draw:style-name="Mfr1" draw:name="影像4" text:anchor-type="char" svg:x="-2.055cm" svg:y="-2.02cm" svg:width="21.001cm" svg:height="2.565cm" draw:z-index="2"><draw:image xlink:href="Pictures/1000020100000834000000FE8952A19C890996F5.png" xlink:type="simple" xlink:show="embed" xlink:actuate="onLoad" loext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9:20:50.327721034</meta:creation-date>
    <dc:date>2021-04-04T21:55:27.726783572</dc:date>
    <meta:editing-duration>PT2H30M21S</meta:editing-duration>
    <meta:editing-cycles>27</meta:editing-cycles>
    <meta:generator>LibreOffice/6.4.6.2$Linux_X86_64 LibreOffice_project/40$Build-2</meta:generator>
    <meta:document-statistic meta:table-count="0" meta:image-count="1" meta:object-count="0" meta:page-count="6" meta:paragraph-count="42" meta:word-count="975" meta:character-count="1013" meta:non-whitespace-character-count="995"/>
  </office:meta>
</office:document-meta>
</file>